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524f"/>
    </style:style>
    <style:style style:name="P2" style:family="paragraph" style:parent-style-name="Standard">
      <style:text-properties fo:color="#2a6099" loext:opacity="100%" officeooo:paragraph-rsid="0010524f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000000" loext:opacity="100%" officeooo:paragraph-rsid="0010524f"/>
    </style:style>
    <style:style style:name="P5" style:family="paragraph" style:parent-style-name="Standard">
      <style:text-properties fo:color="#111111" loext:opacity="100%" officeooo:paragraph-rsid="0010524f"/>
    </style:style>
    <style:style style:name="P6" style:family="paragraph" style:parent-style-name="Standard">
      <style:text-properties fo:color="#111111" loext:opacity="100%" fo:font-weight="normal" officeooo:paragraph-rsid="0010524f" style:font-weight-asian="normal" style:font-weight-complex="normal"/>
    </style:style>
    <style:style style:name="T1" style:family="text">
      <style:text-properties fo:color="#111111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/>
      <text:p text:style-name="P3">1.- ¿Cuales son las etiquetas en HTML que se utilizan para indicar titulos y subtitulos de una pagina web?</text:p>
      <text:p text:style-name="P4"><text:s/>&lt;h1&gt;, &lt;h2&gt;, &lt;h3&gt;, &lt;h4&gt;, &lt;h5&gt;, y &lt;h6&gt;.</text:p>
      <text:p text:style-name="P4"/>
      <text:p text:style-name="P3">2.- ¿De ellas cual indica el titulo principal?.</text:p>
      <text:p text:style-name="P2"><text:span text:style-name="T1"><text:s/>&lt;h1&gt;</text:span></text:p>
      <text:p text:style-name="P1"/>
      <text:p text:style-name="P3">3.- ¿Que etiquetas HTML especifican una tabla?</text:p>
      <text:p text:style-name="P6"><text:s/>&lt;table&gt; y &lt;/table&gt;</text:p>
      <text:p text:style-name="P3">4.- ¿Qué etiquetas HTML especifican filas de una tabla?</text:p>
      <text:p text:style-name="P5"><text:s/>&lt;tr&gt; y &lt;/tr&gt;</text:p>
      <text:p text:style-name="P3">5.- ¿Que etiquetas HTML crean columnas de una tabla?</text:p>
      <text:p text:style-name="P5"><text:s/>&lt;th&gt; y &lt;/th&gt;</text:p>
      <text:p text:style-name="P3">6.- ¿Qué etiquetas HTML especifican celdas de una tabla?</text:p>
      <text:p text:style-name="P5">Las etiquetas HTML que se utilizan para especificar celdas de una tabla son &lt;td&gt; y &lt;/td&gt;.</text:p>
      <text:p text:style-name="P3">7.- Crea una tabla de cuatro filas y tres columnas y borde 1.</text:p>
      <text:p text:style-name="P3"><text:s/>La primera Fila son los titulos de cada columna : Código, Producto, Precio.</text:p>
      <text:p text:style-name="P3"><text:s text:c="5"/>Los contenidos por fila: 1001, Patatas, 3,50 / 2001, Cebollas, 0,50 / 3001,Puerros, 1,50.</text:p>
      <text:p text:style-name="P5">&lt;table border="1"&gt;</text:p>
      <text:p text:style-name="P5"><text:s text:c="2"/>&lt;tr&gt;</text:p>
      <text:p text:style-name="P5"><text:s text:c="4"/>&lt;th&gt;Código&lt;/th&gt;</text:p>
      <text:p text:style-name="P5"><text:s text:c="4"/>&lt;th&gt;Producto&lt;/th&gt;</text:p>
      <text:p text:style-name="P5"><text:s text:c="4"/>&lt;th&gt;Precio&lt;/th&gt;</text:p>
      <text:p text:style-name="P5"><text:s text:c="2"/>&lt;/tr&gt;</text:p>
      <text:p text:style-name="P5"><text:s text:c="2"/>&lt;tr&gt;</text:p>
      <text:p text:style-name="P5"><text:s text:c="4"/>&lt;td&gt;1001&lt;/td&gt;</text:p>
      <text:p text:style-name="P5"><text:s text:c="4"/>&lt;td&gt;Patatas&lt;/td&gt;</text:p>
      <text:p text:style-name="P5"><text:s text:c="4"/>&lt;td&gt;3,50&lt;/td&gt;</text:p>
      <text:p text:style-name="P5"><text:s text:c="2"/>&lt;/tr&gt;</text:p>
      <text:p text:style-name="P5"><text:s text:c="2"/>&lt;tr&gt;</text:p>
      <text:p text:style-name="P5"><text:s text:c="4"/>&lt;td&gt;2001&lt;/td&gt;</text:p>
      <text:p text:style-name="P5"><text:s text:c="4"/>&lt;td&gt;Cebollas&lt;/td&gt;</text:p>
      <text:p text:style-name="P5"><text:s text:c="4"/>&lt;td&gt;0,50&lt;/td&gt;</text:p>
      <text:p text:style-name="P5"><text:s text:c="2"/>&lt;/tr&gt;</text:p>
      <text:p text:style-name="P5"><text:s text:c="2"/>&lt;tr&gt;</text:p>
      <text:p text:style-name="P5"><text:s text:c="4"/>&lt;td&gt;3001&lt;/td&gt;</text:p>
      <text:p text:style-name="P5"><text:s text:c="4"/>&lt;td&gt;Puerros&lt;/td&gt;</text:p>
      <text:p text:style-name="P5"><text:s text:c="4"/>&lt;td&gt;1,50&lt;/td&gt;</text:p>
      <text:p text:style-name="P5"><text:s text:c="2"/>&lt;/tr&gt;</text:p>
      <text:p text:style-name="P5">&lt;/table&gt;</text:p>
      <text:p text:style-name="Standard"/>
      <text:p text:style-name="P3">8.- ¿Qué etiqueta sirve para combinar celdas de una tabla?</text:p>
      <text:p text:style-name="P5">La etiqueta es &lt;colspan&gt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0:14:07.265000000</meta:creation-date>
    <dc:date>2023-09-27T08:58:04.552000000</dc:date>
    <meta:editing-duration>PT8M45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39" meta:word-count="171" meta:character-count="1152" meta:non-whitespace-character-count="945"/>
  </office:meta>
</office:document-meta>
</file>